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 fo:font-size="28pt" officeooo:rsid="001d9e18" officeooo:paragraph-rsid="001d9e18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officeooo:rsid="001efcab"/>
    </style:style>
    <style:style style:name="T5" style:family="text">
      <style:text-properties style:font-name="Bitstream Vera Sans" officeooo:rsid="001efcab"/>
    </style:style>
    <style:style style:name="T6" style:family="text">
      <style:text-properties style:font-name="Bitstream Vera Sans" fo:font-size="24pt" officeooo:rsid="001efcab" style:font-size-asian="24pt" style:font-size-complex="24pt"/>
    </style:style>
    <style:style style:name="T7" style:family="text">
      <style:text-properties style:font-name="Bitstream Vera Sans" fo:font-size="20pt" officeooo:rsid="001efcab" style:font-size-asian="20pt" style:font-size-complex="20pt"/>
    </style:style>
    <style:style style:name="T8" style:family="text">
      <style:text-properties fo:font-size="20pt" officeooo:rsid="001efcab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N</text:span>ame: <text:span text:style-name="T4">Muhammad Sherjeel Akhtar</text:span></text:p>
      <text:p text:style-name="P1"><text:span text:style-name="T10">R</text:span>oll <text:span text:style-name="T10">N</text:span>o: <text:span text:style-name="T4">20P-0101</text:span></text:p>
      <text:p text:style-name="P1"><text:span text:style-name="T10">A</text:span>ssignment <text:span text:style-name="T10">N</text:span>o: </text:p>
      <text:p text:style-name="P1"><text:span text:style-name="T10">S</text:span>ubject: </text:p>
      <text:p text:style-name="P1"><text:span text:style-name="T10">S</text:span>ection:</text:p>
      <text:p text:style-name="P1"><text:span text:style-name="T10">S</text:span>ubmitted <text:span text:style-name="T10">T</text:span>o <text:span text:style-name="T10">R</text:span>espected: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adornments="Bold" style:font-family-generic="swiss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07:20:08.352574315</meta:creation-date>
    <dc:date>2022-03-07T16:52:32.802787859</dc:date>
    <meta:editing-duration>PT5M33S</meta:editing-duration>
    <meta:editing-cycles>2</meta:editing-cycles>
    <meta:generator>LibreOffice/7.3.1.1$Linux_X86_64 LibreOffice_project/30$Build-1</meta:generator>
    <meta:document-statistic meta:table-count="0" meta:image-count="0" meta:object-count="0" meta:page-count="1" meta:paragraph-count="6" meta:word-count="14" meta:character-count="103" meta:non-whitespace-character-count="92"/>
  </office:meta>
</office:document-meta>
</file>